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8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4.099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BOM other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Details</text:p>
          </table:table-cell>
          <table:table-cell table:style-name="ce1" office:value-type="string">
            <text:p>Number</text:p>
          </table:table-cell>
        </table:table-row>
        <table:table-row table:style-name="ro1">
          <table:table-cell office:value-type="string">
            <text:p>LCD screen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ack 6.35 mono femal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ootswitch DPDT momentary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ootswitch 3PDT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d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C Jack 2.1 mm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tary Encoder ALPS EC1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 (for LED)</text:p>
          </table:table-cell>
          <table:table-cell office:value-type="string">
            <text:p>470 ohm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closure Hammond 1590D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ire</text:p>
          </table:table-cell>
          <table:table-cell table:number-columns-repeated="2"/>
        </table:table-row>
      </table:table>
      <table:table table:name="BOM PCB raw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sheet path</text:p>
          </table:table-cell>
          <table:table-cell table:style-name="ce1" office:value-type="string">
            <text:p>location</text:p>
          </table:table-cell>
        </table:table-row>
        <table:table-row table:style-name="ro1">
          <table:table-cell office:value-type="string">
            <text:p>C_EQ_1</text:p>
          </table:table-cell>
          <table:table-cell office:value-type="string">
            <text:p>10uF</text:p>
          </table:table-cell>
          <table:table-cell office:value-type="string">
            <text:p>/eq/</text:p>
          </table:table-cell>
          <table:table-cell office:value-type="string">
            <text:p>D2)</text:p>
          </table:table-cell>
        </table:table-row>
        <table:table-row table:style-name="ro1">
          <table:table-cell office:value-type="string">
            <text:p>C_EQ_3</text:p>
          </table:table-cell>
          <table:table-cell office:value-type="string">
            <text:p>10uF</text:p>
          </table:table-cell>
          <table:table-cell office:value-type="string">
            <text:p>/eq/</text:p>
          </table:table-cell>
          <table:table-cell office:value-type="string">
            <text:p>D3)</text:p>
          </table:table-cell>
        </table:table-row>
        <table:table-row table:style-name="ro1">
          <table:table-cell office:value-type="string">
            <text:p>C_EQ_4</text:p>
          </table:table-cell>
          <table:table-cell office:value-type="string">
            <text:p>470pF</text:p>
          </table:table-cell>
          <table:table-cell office:value-type="string">
            <text:p>/eq/</text:p>
          </table:table-cell>
          <table:table-cell office:value-type="string">
            <text:p>D4)</text:p>
          </table:table-cell>
        </table:table-row>
        <table:table-row table:style-name="ro1">
          <table:table-cell office:value-type="string">
            <text:p>C_EQ_6</text:p>
          </table:table-cell>
          <table:table-cell office:value-type="string">
            <text:p>3.3uF</text:p>
          </table:table-cell>
          <table:table-cell office:value-type="string">
            <text:p>/eq/</text:p>
          </table:table-cell>
          <table:table-cell office:value-type="string">
            <text:p>A1)</text:p>
          </table:table-cell>
        </table:table-row>
        <table:table-row table:style-name="ro1">
          <table:table-cell office:value-type="string">
            <text:p>C_EQ_7</text:p>
          </table:table-cell>
          <table:table-cell office:value-type="string">
            <text:p>47nF</text:p>
          </table:table-cell>
          <table:table-cell office:value-type="string">
            <text:p>/eq/</text:p>
          </table:table-cell>
          <table:table-cell office:value-type="string">
            <text:p>A1)</text:p>
          </table:table-cell>
        </table:table-row>
        <table:table-row table:style-name="ro1">
          <table:table-cell office:value-type="string">
            <text:p>C_EQ_8</text:p>
          </table:table-cell>
          <table:table-cell office:value-type="string">
            <text:p>3.3uF</text:p>
          </table:table-cell>
          <table:table-cell office:value-type="string">
            <text:p>/eq/</text:p>
          </table:table-cell>
          <table:table-cell office:value-type="string">
            <text:p>C1)</text:p>
          </table:table-cell>
        </table:table-row>
        <table:table-row table:style-name="ro1">
          <table:table-cell office:value-type="string">
            <text:p>C_EQ_9</text:p>
          </table:table-cell>
          <table:table-cell office:value-type="string">
            <text:p>47nF</text:p>
          </table:table-cell>
          <table:table-cell office:value-type="string">
            <text:p>/eq/</text:p>
          </table:table-cell>
          <table:table-cell office:value-type="string">
            <text:p>C1)</text:p>
          </table:table-cell>
        </table:table-row>
        <table:table-row table:style-name="ro1">
          <table:table-cell office:value-type="string">
            <text:p>C_EQ_10</text:p>
          </table:table-cell>
          <table:table-cell office:value-type="string">
            <text:p>680nF</text:p>
          </table:table-cell>
          <table:table-cell office:value-type="string">
            <text:p>/eq/</text:p>
          </table:table-cell>
          <table:table-cell office:value-type="string">
            <text:p>A2)</text:p>
          </table:table-cell>
        </table:table-row>
        <table:table-row table:style-name="ro1">
          <table:table-cell office:value-type="string">
            <text:p>C_EQ_11</text:p>
          </table:table-cell>
          <table:table-cell office:value-type="string">
            <text:p>15nF</text:p>
          </table:table-cell>
          <table:table-cell office:value-type="string">
            <text:p>/eq/</text:p>
          </table:table-cell>
          <table:table-cell office:value-type="string">
            <text:p>A2)</text:p>
          </table:table-cell>
        </table:table-row>
        <table:table-row table:style-name="ro1">
          <table:table-cell office:value-type="string">
            <text:p>C_EQ_12</text:p>
          </table:table-cell>
          <table:table-cell office:value-type="string">
            <text:p>330nF</text:p>
          </table:table-cell>
          <table:table-cell office:value-type="string">
            <text:p>/eq/</text:p>
          </table:table-cell>
          <table:table-cell office:value-type="string">
            <text:p>C2)</text:p>
          </table:table-cell>
        </table:table-row>
        <table:table-row table:style-name="ro1">
          <table:table-cell office:value-type="string">
            <text:p>C_EQ_13</text:p>
          </table:table-cell>
          <table:table-cell office:value-type="string">
            <text:p>15nF</text:p>
          </table:table-cell>
          <table:table-cell office:value-type="string">
            <text:p>/eq/</text:p>
          </table:table-cell>
          <table:table-cell office:value-type="string">
            <text:p>C2)</text:p>
          </table:table-cell>
        </table:table-row>
        <table:table-row table:style-name="ro1">
          <table:table-cell office:value-type="string">
            <text:p>C_EQ_14</text:p>
          </table:table-cell>
          <table:table-cell office:value-type="string">
            <text:p>100nF</text:p>
          </table:table-cell>
          <table:table-cell office:value-type="string">
            <text:p>/eq/</text:p>
          </table:table-cell>
          <table:table-cell office:value-type="string">
            <text:p>A3)</text:p>
          </table:table-cell>
        </table:table-row>
        <table:table-row table:style-name="ro1">
          <table:table-cell office:value-type="string">
            <text:p>C_EQ_15</text:p>
          </table:table-cell>
          <table:table-cell office:value-type="string">
            <text:p>680pF</text:p>
          </table:table-cell>
          <table:table-cell office:value-type="string">
            <text:p>/eq/</text:p>
          </table:table-cell>
          <table:table-cell office:value-type="string">
            <text:p>A3)</text:p>
          </table:table-cell>
        </table:table-row>
        <table:table-row table:style-name="ro1">
          <table:table-cell office:value-type="string">
            <text:p>C_EQ_16</text:p>
          </table:table-cell>
          <table:table-cell office:value-type="string">
            <text:p>220n</text:p>
          </table:table-cell>
          <table:table-cell office:value-type="string">
            <text:p>/eq/</text:p>
          </table:table-cell>
          <table:table-cell office:value-type="string">
            <text:p>C3)</text:p>
          </table:table-cell>
        </table:table-row>
        <table:table-row table:style-name="ro1">
          <table:table-cell office:value-type="string">
            <text:p>C_EQ_17</text:p>
          </table:table-cell>
          <table:table-cell office:value-type="string">
            <text:p>3.3nF</text:p>
          </table:table-cell>
          <table:table-cell office:value-type="string">
            <text:p>/eq/</text:p>
          </table:table-cell>
          <table:table-cell office:value-type="string">
            <text:p>C3)</text:p>
          </table:table-cell>
        </table:table-row>
        <table:table-row table:style-name="ro1">
          <table:table-cell office:value-type="string">
            <text:p>C_EQ_18</text:p>
          </table:table-cell>
          <table:table-cell office:value-type="string">
            <text:p>100nF</text:p>
          </table:table-cell>
          <table:table-cell office:value-type="string">
            <text:p>/eq/</text:p>
          </table:table-cell>
          <table:table-cell office:value-type="string">
            <text:p>A4)</text:p>
          </table:table-cell>
        </table:table-row>
        <table:table-row table:style-name="ro1">
          <table:table-cell office:value-type="string">
            <text:p>C_EQ_19</text:p>
          </table:table-cell>
          <table:table-cell office:value-type="string">
            <text:p>1.8nF</text:p>
          </table:table-cell>
          <table:table-cell office:value-type="string">
            <text:p>/eq/</text:p>
          </table:table-cell>
          <table:table-cell office:value-type="string">
            <text:p>A4)</text:p>
          </table:table-cell>
        </table:table-row>
        <table:table-row table:style-name="ro1">
          <table:table-cell office:value-type="string">
            <text:p>C_EQ_20</text:p>
          </table:table-cell>
          <table:table-cell office:value-type="string">
            <text:p>47nF</text:p>
          </table:table-cell>
          <table:table-cell office:value-type="string">
            <text:p>/eq/</text:p>
          </table:table-cell>
          <table:table-cell office:value-type="string">
            <text:p>C4)</text:p>
          </table:table-cell>
        </table:table-row>
        <table:table-row table:style-name="ro1">
          <table:table-cell office:value-type="string">
            <text:p>C_EQ_21</text:p>
          </table:table-cell>
          <table:table-cell office:value-type="string">
            <text:p>120pF</text:p>
          </table:table-cell>
          <table:table-cell office:value-type="string">
            <text:p>/eq/</text:p>
          </table:table-cell>
          <table:table-cell office:value-type="string">
            <text:p>C4)</text:p>
          </table:table-cell>
        </table:table-row>
        <table:table-row table:style-name="ro1">
          <table:table-cell office:value-type="string">
            <text:p>C_EQ_22</text:p>
          </table:table-cell>
          <table:table-cell office:value-type="string">
            <text:p>22nF</text:p>
          </table:table-cell>
          <table:table-cell office:value-type="string">
            <text:p>/eq/</text:p>
          </table:table-cell>
          <table:table-cell office:value-type="string">
            <text:p>A6)</text:p>
          </table:table-cell>
        </table:table-row>
        <table:table-row table:style-name="ro1">
          <table:table-cell office:value-type="string">
            <text:p>C_EQ_23</text:p>
          </table:table-cell>
          <table:table-cell office:value-type="string">
            <text:p>470pF</text:p>
          </table:table-cell>
          <table:table-cell office:value-type="string">
            <text:p>/eq/</text:p>
          </table:table-cell>
          <table:table-cell office:value-type="string">
            <text:p>A6)</text:p>
          </table:table-cell>
        </table:table-row>
        <table:table-row table:style-name="ro1">
          <table:table-cell office:value-type="string">
            <text:p>C_EQ_24</text:p>
          </table:table-cell>
          <table:table-cell office:value-type="string">
            <text:p>10nF</text:p>
          </table:table-cell>
          <table:table-cell office:value-type="string">
            <text:p>/eq/</text:p>
          </table:table-cell>
          <table:table-cell office:value-type="string">
            <text:p>C6)</text:p>
          </table:table-cell>
        </table:table-row>
        <table:table-row table:style-name="ro1">
          <table:table-cell office:value-type="string">
            <text:p>C_EQ_25</text:p>
          </table:table-cell>
          <table:table-cell office:value-type="string">
            <text:p>15pF</text:p>
          </table:table-cell>
          <table:table-cell office:value-type="string">
            <text:p>/eq/</text:p>
          </table:table-cell>
          <table:table-cell office:value-type="string">
            <text:p>C6)</text:p>
          </table:table-cell>
        </table:table-row>
        <table:table-row table:style-name="ro1">
          <table:table-cell office:value-type="string">
            <text:p>C_EQ_26</text:p>
          </table:table-cell>
          <table:table-cell office:value-type="string">
            <text:p>820pF</text:p>
          </table:table-cell>
          <table:table-cell office:value-type="string">
            <text:p>/eq/</text:p>
          </table:table-cell>
          <table:table-cell office:value-type="string">
            <text:p>E5)</text:p>
          </table:table-cell>
        </table:table-row>
        <table:table-row table:style-name="ro1">
          <table:table-cell office:value-type="string">
            <text:p>C_EQ_27</text:p>
          </table:table-cell>
          <table:table-cell office:value-type="string">
            <text:p>10uF</text:p>
          </table:table-cell>
          <table:table-cell office:value-type="string">
            <text:p>/eq/</text:p>
          </table:table-cell>
          <table:table-cell office:value-type="string">
            <text:p>D5)</text:p>
          </table:table-cell>
        </table:table-row>
        <table:table-row table:style-name="ro1">
          <table:table-cell office:value-type="string">
            <text:p>C_EQ_B6</text:p>
          </table:table-cell>
          <table:table-cell office:value-type="string">
            <text:p>3.3uF</text:p>
          </table:table-cell>
          <table:table-cell office:value-type="string">
            <text:p>/eq/</text:p>
          </table:table-cell>
          <table:table-cell office:value-type="string">
            <text:p>A1)</text:p>
          </table:table-cell>
        </table:table-row>
        <table:table-row table:style-name="ro1">
          <table:table-cell office:value-type="string">
            <text:p>C_EQ_B7</text:p>
          </table:table-cell>
          <table:table-cell office:value-type="string">
            <text:p>68nF</text:p>
          </table:table-cell>
          <table:table-cell office:value-type="string">
            <text:p>/eq/</text:p>
          </table:table-cell>
          <table:table-cell office:value-type="string">
            <text:p>A1)</text:p>
          </table:table-cell>
        </table:table-row>
        <table:table-row table:style-name="ro1">
          <table:table-cell office:value-type="string">
            <text:p>C_EQ_B8</text:p>
          </table:table-cell>
          <table:table-cell office:value-type="string">
            <text:p>6.8nF</text:p>
          </table:table-cell>
          <table:table-cell office:value-type="string">
            <text:p>/eq/</text:p>
          </table:table-cell>
          <table:table-cell office:value-type="string">
            <text:p>C1)</text:p>
          </table:table-cell>
        </table:table-row>
        <table:table-row table:style-name="ro1">
          <table:table-cell office:value-type="string">
            <text:p>C_EQ_B9</text:p>
          </table:table-cell>
          <table:table-cell office:value-type="string">
            <text:p>10nF</text:p>
          </table:table-cell>
          <table:table-cell office:value-type="string">
            <text:p>/eq/</text:p>
          </table:table-cell>
          <table:table-cell office:value-type="string">
            <text:p>C1)</text:p>
          </table:table-cell>
        </table:table-row>
        <table:table-row table:style-name="ro1">
          <table:table-cell office:value-type="string">
            <text:p>C_EQ_B10</text:p>
          </table:table-cell>
          <table:table-cell office:value-type="string">
            <text:p>1uF</text:p>
          </table:table-cell>
          <table:table-cell office:value-type="string">
            <text:p>/eq/</text:p>
          </table:table-cell>
          <table:table-cell office:value-type="string">
            <text:p>A2)</text:p>
          </table:table-cell>
        </table:table-row>
        <table:table-row table:style-name="ro1">
          <table:table-cell office:value-type="string">
            <text:p>C_EQ_B11</text:p>
          </table:table-cell>
          <table:table-cell office:value-type="string">
            <text:p>15nF</text:p>
          </table:table-cell>
          <table:table-cell office:value-type="string">
            <text:p>/eq/</text:p>
          </table:table-cell>
          <table:table-cell office:value-type="string">
            <text:p>A2)</text:p>
          </table:table-cell>
        </table:table-row>
        <table:table-row table:style-name="ro1">
          <table:table-cell office:value-type="string">
            <text:p>C_EQ_B12</text:p>
          </table:table-cell>
          <table:table-cell office:value-type="string">
            <text:p>470nF</text:p>
          </table:table-cell>
          <table:table-cell office:value-type="string">
            <text:p>/eq/</text:p>
          </table:table-cell>
          <table:table-cell office:value-type="string">
            <text:p>C2)</text:p>
          </table:table-cell>
        </table:table-row>
        <table:table-row table:style-name="ro1">
          <table:table-cell office:value-type="string">
            <text:p>C_EQ_B13</text:p>
          </table:table-cell>
          <table:table-cell office:value-type="string">
            <text:p>DNP</text:p>
          </table:table-cell>
          <table:table-cell office:value-type="string">
            <text:p>/eq/</text:p>
          </table:table-cell>
          <table:table-cell office:value-type="string">
            <text:p>C2)</text:p>
          </table:table-cell>
        </table:table-row>
        <table:table-row table:style-name="ro1">
          <table:table-cell office:value-type="string">
            <text:p>C_EQ_B14</text:p>
          </table:table-cell>
          <table:table-cell office:value-type="string">
            <text:p>330nF</text:p>
          </table:table-cell>
          <table:table-cell office:value-type="string">
            <text:p>/eq/</text:p>
          </table:table-cell>
          <table:table-cell office:value-type="string">
            <text:p>A3)</text:p>
          </table:table-cell>
        </table:table-row>
        <table:table-row table:style-name="ro1">
          <table:table-cell office:value-type="string">
            <text:p>C_EQ_B15</text:p>
          </table:table-cell>
          <table:table-cell office:value-type="string">
            <text:p>6.8nF</text:p>
          </table:table-cell>
          <table:table-cell office:value-type="string">
            <text:p>/eq/</text:p>
          </table:table-cell>
          <table:table-cell office:value-type="string">
            <text:p>A3)</text:p>
          </table:table-cell>
        </table:table-row>
        <table:table-row table:style-name="ro1">
          <table:table-cell office:value-type="string">
            <text:p>C_EQ_B16</text:p>
          </table:table-cell>
          <table:table-cell office:value-type="string">
            <text:p>DNP</text:p>
          </table:table-cell>
          <table:table-cell office:value-type="string">
            <text:p>/eq/</text:p>
          </table:table-cell>
          <table:table-cell office:value-type="string">
            <text:p>C3)</text:p>
          </table:table-cell>
        </table:table-row>
        <table:table-row table:style-name="ro1">
          <table:table-cell office:value-type="string">
            <text:p>C_EQ_B17</text:p>
          </table:table-cell>
          <table:table-cell office:value-type="string">
            <text:p>470pF</text:p>
          </table:table-cell>
          <table:table-cell office:value-type="string">
            <text:p>/eq/</text:p>
          </table:table-cell>
          <table:table-cell office:value-type="string">
            <text:p>C3)</text:p>
          </table:table-cell>
        </table:table-row>
        <table:table-row table:style-name="ro1">
          <table:table-cell office:value-type="string">
            <text:p>C_EQ_B18</text:p>
          </table:table-cell>
          <table:table-cell office:value-type="string">
            <text:p>6.8nF</text:p>
          </table:table-cell>
          <table:table-cell office:value-type="string">
            <text:p>/eq/</text:p>
          </table:table-cell>
          <table:table-cell office:value-type="string">
            <text:p>A4)</text:p>
          </table:table-cell>
        </table:table-row>
        <table:table-row table:style-name="ro1">
          <table:table-cell office:value-type="string">
            <text:p>C_EQ_B19</text:p>
          </table:table-cell>
          <table:table-cell office:value-type="string">
            <text:p>68pF</text:p>
          </table:table-cell>
          <table:table-cell office:value-type="string">
            <text:p>/eq/</text:p>
          </table:table-cell>
          <table:table-cell office:value-type="string">
            <text:p>A4)</text:p>
          </table:table-cell>
        </table:table-row>
        <table:table-row table:style-name="ro1">
          <table:table-cell office:value-type="string">
            <text:p>C_EQ_B20</text:p>
          </table:table-cell>
          <table:table-cell office:value-type="string">
            <text:p>6.8nF</text:p>
          </table:table-cell>
          <table:table-cell office:value-type="string">
            <text:p>/eq/</text:p>
          </table:table-cell>
          <table:table-cell office:value-type="string">
            <text:p>C4)</text:p>
          </table:table-cell>
        </table:table-row>
        <table:table-row table:style-name="ro1">
          <table:table-cell office:value-type="string">
            <text:p>C_EQ_B21</text:p>
          </table:table-cell>
          <table:table-cell office:value-type="string">
            <text:p>820pF</text:p>
          </table:table-cell>
          <table:table-cell office:value-type="string">
            <text:p>/eq/</text:p>
          </table:table-cell>
          <table:table-cell office:value-type="string">
            <text:p>C4)</text:p>
          </table:table-cell>
        </table:table-row>
        <table:table-row table:style-name="ro1">
          <table:table-cell office:value-type="string">
            <text:p>C_EQ_B22</text:p>
          </table:table-cell>
          <table:table-cell office:value-type="string">
            <text:p>4.7nF</text:p>
          </table:table-cell>
          <table:table-cell office:value-type="string">
            <text:p>/eq/</text:p>
          </table:table-cell>
          <table:table-cell office:value-type="string">
            <text:p>A5)</text:p>
          </table:table-cell>
        </table:table-row>
        <table:table-row table:style-name="ro1">
          <table:table-cell office:value-type="string">
            <text:p>C_EQ_B23</text:p>
          </table:table-cell>
          <table:table-cell office:value-type="string">
            <text:p>DNP</text:p>
          </table:table-cell>
          <table:table-cell office:value-type="string">
            <text:p>/eq/</text:p>
          </table:table-cell>
          <table:table-cell office:value-type="string">
            <text:p>A5)</text:p>
          </table:table-cell>
        </table:table-row>
        <table:table-row table:style-name="ro1">
          <table:table-cell office:value-type="string">
            <text:p>C_EQ_B24</text:p>
          </table:table-cell>
          <table:table-cell office:value-type="string">
            <text:p>3.3nF</text:p>
          </table:table-cell>
          <table:table-cell office:value-type="string">
            <text:p>/eq/</text:p>
          </table:table-cell>
          <table:table-cell office:value-type="string">
            <text:p>C5)</text:p>
          </table:table-cell>
        </table:table-row>
        <table:table-row table:style-name="ro1">
          <table:table-cell office:value-type="string">
            <text:p>C_EQ_B25</text:p>
          </table:table-cell>
          <table:table-cell office:value-type="string">
            <text:p>220pF</text:p>
          </table:table-cell>
          <table:table-cell office:value-type="string">
            <text:p>/eq/</text:p>
          </table:table-cell>
          <table:table-cell office:value-type="string">
            <text:p>C5)</text:p>
          </table:table-cell>
        </table:table-row>
        <table:table-row table:style-name="ro1">
          <table:table-cell office:value-type="string">
            <text:p>C_PW_1</text:p>
          </table:table-cell>
          <table:table-cell office:value-type="string">
            <text:p>10uF</text:p>
          </table:table-cell>
          <table:table-cell office:value-type="string">
            <text:p>/eq_alim/</text:p>
          </table:table-cell>
          <table:table-cell office:value-type="string">
            <text:p>A1)</text:p>
          </table:table-cell>
        </table:table-row>
        <table:table-row table:style-name="ro1">
          <table:table-cell office:value-type="string">
            <text:p>C_PW_2</text:p>
          </table:table-cell>
          <table:table-cell office:value-type="string">
            <text:p>10uF</text:p>
          </table:table-cell>
          <table:table-cell office:value-type="string">
            <text:p>/eq_alim/</text:p>
          </table:table-cell>
          <table:table-cell office:value-type="string">
            <text:p>B2)</text:p>
          </table:table-cell>
        </table:table-row>
        <table:table-row table:style-name="ro1">
          <table:table-cell office:value-type="string">
            <text:p>C_PW_3</text:p>
          </table:table-cell>
          <table:table-cell office:value-type="string">
            <text:p>100uF</text:p>
          </table:table-cell>
          <table:table-cell office:value-type="string">
            <text:p>/eq_alim/</text:p>
          </table:table-cell>
          <table:table-cell office:value-type="string">
            <text:p>A3)</text:p>
          </table:table-cell>
        </table:table-row>
        <table:table-row table:style-name="ro1">
          <table:table-cell office:value-type="string">
            <text:p>C_PW_4</text:p>
          </table:table-cell>
          <table:table-cell office:value-type="string">
            <text:p>10uF</text:p>
          </table:table-cell>
          <table:table-cell office:value-type="string">
            <text:p>/eq_alim/</text:p>
          </table:table-cell>
          <table:table-cell office:value-type="string">
            <text:p>A4)</text:p>
          </table:table-cell>
        </table:table-row>
        <table:table-row table:style-name="ro1">
          <table:table-cell office:value-type="string">
            <text:p>D_PIC_1</text:p>
          </table:table-cell>
          <table:table-cell office:value-type="string">
            <text:p>DIODE</text:p>
          </table:table-cell>
          <table:table-cell office:value-type="string">
            <text:p>/pic/</text:p>
          </table:table-cell>
          <table:table-cell office:value-type="string">
            <text:p>A2)</text:p>
          </table:table-cell>
        </table:table-row>
        <table:table-row table:style-name="ro1">
          <table:table-cell office:value-type="string">
            <text:p>D_PW_1</text:p>
          </table:table-cell>
          <table:table-cell office:value-type="string">
            <text:p>DIODE</text:p>
          </table:table-cell>
          <table:table-cell office:value-type="string">
            <text:p>/eq_alim/</text:p>
          </table:table-cell>
          <table:table-cell office:value-type="string">
            <text:p>A3)</text:p>
          </table:table-cell>
        </table:table-row>
        <table:table-row table:style-name="ro1">
          <table:table-cell office:value-type="string">
            <text:p>IC_PIC_1</text:p>
          </table:table-cell>
          <table:table-cell office:value-type="string">
            <text:p>PIC16F886</text:p>
          </table:table-cell>
          <table:table-cell office:value-type="string">
            <text:p>/pic/</text:p>
          </table:table-cell>
          <table:table-cell office:value-type="string">
            <text:p>B2)</text:p>
          </table:table-cell>
        </table:table-row>
        <table:table-row table:style-name="ro1">
          <table:table-cell office:value-type="string">
            <text:p>K_LCD_1</text:p>
          </table:table-cell>
          <table:table-cell office:value-type="string">
            <text:p>CONN_JMP_1</text:p>
          </table:table-cell>
          <table:table-cell office:value-type="string">
            <text:p>/lcd/</text:p>
          </table:table-cell>
          <table:table-cell office:value-type="string">
            <text:p>A1)</text:p>
          </table:table-cell>
        </table:table-row>
        <table:table-row table:style-name="ro1">
          <table:table-cell office:value-type="string">
            <text:p>P_ENC_1</text:p>
          </table:table-cell>
          <table:table-cell office:value-type="string">
            <text:p>CONN_5</text:p>
          </table:table-cell>
          <table:table-cell office:value-type="string">
            <text:p>/encoder/</text:p>
          </table:table-cell>
          <table:table-cell office:value-type="string">
            <text:p>A2)</text:p>
          </table:table-cell>
        </table:table-row>
        <table:table-row table:style-name="ro1">
          <table:table-cell office:value-type="string">
            <text:p>P_EQ_1</text:p>
          </table:table-cell>
          <table:table-cell office:value-type="string">
            <text:p>CONN_2</text:p>
          </table:table-cell>
          <table:table-cell office:value-type="string">
            <text:p>/eq/</text:p>
          </table:table-cell>
          <table:table-cell office:value-type="string">
            <text:p>D1)</text:p>
          </table:table-cell>
        </table:table-row>
        <table:table-row table:style-name="ro1">
          <table:table-cell office:value-type="string">
            <text:p>P_EQ_2</text:p>
          </table:table-cell>
          <table:table-cell office:value-type="string">
            <text:p>CONN_2</text:p>
          </table:table-cell>
          <table:table-cell office:value-type="string">
            <text:p>/eq/</text:p>
          </table:table-cell>
          <table:table-cell office:value-type="string">
            <text:p>D6)</text:p>
          </table:table-cell>
        </table:table-row>
        <table:table-row table:style-name="ro1">
          <table:table-cell office:value-type="string">
            <text:p>P_LCD_1</text:p>
          </table:table-cell>
          <table:table-cell office:value-type="string">
            <text:p>CONN_9</text:p>
          </table:table-cell>
          <table:table-cell office:value-type="string">
            <text:p>/lcd/</text:p>
          </table:table-cell>
          <table:table-cell office:value-type="string">
            <text:p>A2)</text:p>
          </table:table-cell>
        </table:table-row>
        <table:table-row table:style-name="ro1">
          <table:table-cell office:value-type="string">
            <text:p>P_LCD_2</text:p>
          </table:table-cell>
          <table:table-cell office:value-type="string">
            <text:p>CONN_9</text:p>
          </table:table-cell>
          <table:table-cell office:value-type="string">
            <text:p>/lcd/</text:p>
          </table:table-cell>
          <table:table-cell office:value-type="string">
            <text:p>A2)</text:p>
          </table:table-cell>
        </table:table-row>
        <table:table-row table:style-name="ro1">
          <table:table-cell office:value-type="string">
            <text:p>P_PIC_1</text:p>
          </table:table-cell>
          <table:table-cell office:value-type="string">
            <text:p>CONN_6</text:p>
          </table:table-cell>
          <table:table-cell office:value-type="string">
            <text:p>/pic/</text:p>
          </table:table-cell>
          <table:table-cell office:value-type="string">
            <text:p>A3)</text:p>
          </table:table-cell>
        </table:table-row>
        <table:table-row table:style-name="ro1">
          <table:table-cell office:value-type="string">
            <text:p>P_PIC_2</text:p>
          </table:table-cell>
          <table:table-cell office:value-type="string">
            <text:p>CONN_4</text:p>
          </table:table-cell>
          <table:table-cell office:value-type="string">
            <text:p>/pic/</text:p>
          </table:table-cell>
          <table:table-cell office:value-type="string">
            <text:p>B4)</text:p>
          </table:table-cell>
        </table:table-row>
        <table:table-row table:style-name="ro1">
          <table:table-cell office:value-type="string">
            <text:p>P_PW_1</text:p>
          </table:table-cell>
          <table:table-cell office:value-type="string">
            <text:p>CONN_2</text:p>
          </table:table-cell>
          <table:table-cell office:value-type="string">
            <text:p>/eq_alim/</text:p>
          </table:table-cell>
          <table:table-cell office:value-type="string">
            <text:p>A1)</text:p>
          </table:table-cell>
        </table:table-row>
        <table:table-row table:style-name="ro1">
          <table:table-cell office:value-type="string">
            <text:p>R_ENC_1</text:p>
          </table:table-cell>
          <table:table-cell office:value-type="string">
            <text:p>10k</text:p>
          </table:table-cell>
          <table:table-cell office:value-type="string">
            <text:p>/encoder/</text:p>
          </table:table-cell>
          <table:table-cell office:value-type="string">
            <text:p>A1)</text:p>
          </table:table-cell>
        </table:table-row>
        <table:table-row table:style-name="ro1">
          <table:table-cell office:value-type="string">
            <text:p>R_ENC_2</text:p>
          </table:table-cell>
          <table:table-cell office:value-type="string">
            <text:p>10k</text:p>
          </table:table-cell>
          <table:table-cell office:value-type="string">
            <text:p>/encoder/</text:p>
          </table:table-cell>
          <table:table-cell office:value-type="string">
            <text:p>A1)</text:p>
          </table:table-cell>
        </table:table-row>
        <table:table-row table:style-name="ro1">
          <table:table-cell office:value-type="string">
            <text:p>R_ENC_3</text:p>
          </table:table-cell>
          <table:table-cell office:value-type="string">
            <text:p>10k</text:p>
          </table:table-cell>
          <table:table-cell office:value-type="string">
            <text:p>/encoder/</text:p>
          </table:table-cell>
          <table:table-cell office:value-type="string">
            <text:p>A2)</text:p>
          </table:table-cell>
        </table:table-row>
        <table:table-row table:style-name="ro1">
          <table:table-cell office:value-type="string">
            <text:p>R_EQ_1</text:p>
          </table:table-cell>
          <table:table-cell office:value-type="string">
            <text:p>10k</text:p>
          </table:table-cell>
          <table:table-cell office:value-type="string">
            <text:p>/eq/</text:p>
          </table:table-cell>
          <table:table-cell office:value-type="string">
            <text:p>D2)</text:p>
          </table:table-cell>
        </table:table-row>
        <table:table-row table:style-name="ro1">
          <table:table-cell office:value-type="string">
            <text:p>R_EQ_2</text:p>
          </table:table-cell>
          <table:table-cell office:value-type="float" office:value="3300">
            <text:p>3300</text:p>
          </table:table-cell>
          <table:table-cell office:value-type="string">
            <text:p>/eq/</text:p>
          </table:table-cell>
          <table:table-cell office:value-type="string">
            <text:p>D2)</text:p>
          </table:table-cell>
        </table:table-row>
        <table:table-row table:style-name="ro1">
          <table:table-cell office:value-type="string">
            <text:p>R_EQ_3</text:p>
          </table:table-cell>
          <table:table-cell office:value-type="float" office:value="150">
            <text:p>150</text:p>
          </table:table-cell>
          <table:table-cell office:value-type="string">
            <text:p>/eq/</text:p>
          </table:table-cell>
          <table:table-cell office:value-type="string">
            <text:p>E2)</text:p>
          </table:table-cell>
        </table:table-row>
        <table:table-row table:style-name="ro1">
          <table:table-cell office:value-type="string">
            <text:p>R_EQ_4</text:p>
          </table:table-cell>
          <table:table-cell office:value-type="string">
            <text:p>100k</text:p>
          </table:table-cell>
          <table:table-cell office:value-type="string">
            <text:p>/eq/</text:p>
          </table:table-cell>
          <table:table-cell office:value-type="string">
            <text:p>D3)</text:p>
          </table:table-cell>
        </table:table-row>
        <table:table-row table:style-name="ro1">
          <table:table-cell office:value-type="string">
            <text:p>R_EQ_5</text:p>
          </table:table-cell>
          <table:table-cell office:value-type="float" office:value="3300">
            <text:p>3300</text:p>
          </table:table-cell>
          <table:table-cell office:value-type="string">
            <text:p>/eq/</text:p>
          </table:table-cell>
          <table:table-cell office:value-type="string">
            <text:p>D4)</text:p>
          </table:table-cell>
        </table:table-row>
        <table:table-row table:style-name="ro1">
          <table:table-cell office:value-type="string">
            <text:p>R_EQ_6</text:p>
          </table:table-cell>
          <table:table-cell office:value-type="float" office:value="470">
            <text:p>470</text:p>
          </table:table-cell>
          <table:table-cell office:value-type="string">
            <text:p>/eq/</text:p>
          </table:table-cell>
          <table:table-cell office:value-type="string">
            <text:p>A1)</text:p>
          </table:table-cell>
        </table:table-row>
        <table:table-row table:style-name="ro1">
          <table:table-cell office:value-type="string">
            <text:p>R_EQ_7</text:p>
          </table:table-cell>
          <table:table-cell office:value-type="string">
            <text:p>68k</text:p>
          </table:table-cell>
          <table:table-cell office:value-type="string">
            <text:p>/eq/</text:p>
          </table:table-cell>
          <table:table-cell office:value-type="string">
            <text:p>B1)</text:p>
          </table:table-cell>
        </table:table-row>
        <table:table-row table:style-name="ro1">
          <table:table-cell office:value-type="string">
            <text:p>R_EQ_8</text:p>
          </table:table-cell>
          <table:table-cell office:value-type="float" office:value="470">
            <text:p>470</text:p>
          </table:table-cell>
          <table:table-cell office:value-type="string">
            <text:p>/eq/</text:p>
          </table:table-cell>
          <table:table-cell office:value-type="string">
            <text:p>C1)</text:p>
          </table:table-cell>
        </table:table-row>
        <table:table-row table:style-name="ro1">
          <table:table-cell office:value-type="string">
            <text:p>R_EQ_9</text:p>
          </table:table-cell>
          <table:table-cell office:value-type="string">
            <text:p>68k</text:p>
          </table:table-cell>
          <table:table-cell office:value-type="string">
            <text:p>/eq/</text:p>
          </table:table-cell>
          <table:table-cell office:value-type="string">
            <text:p>D1)</text:p>
          </table:table-cell>
        </table:table-row>
        <table:table-row table:style-name="ro1">
          <table:table-cell office:value-type="string">
            <text:p>R_EQ_10</text:p>
          </table:table-cell>
          <table:table-cell office:value-type="float" office:value="470">
            <text:p>470</text:p>
          </table:table-cell>
          <table:table-cell office:value-type="string">
            <text:p>/eq/</text:p>
          </table:table-cell>
          <table:table-cell office:value-type="string">
            <text:p>A3)</text:p>
          </table:table-cell>
        </table:table-row>
        <table:table-row table:style-name="ro1">
          <table:table-cell office:value-type="string">
            <text:p>R_EQ_11</text:p>
          </table:table-cell>
          <table:table-cell office:value-type="string">
            <text:p>68k</text:p>
          </table:table-cell>
          <table:table-cell office:value-type="string">
            <text:p>/eq/</text:p>
          </table:table-cell>
          <table:table-cell office:value-type="string">
            <text:p>B2)</text:p>
          </table:table-cell>
        </table:table-row>
        <table:table-row table:style-name="ro1">
          <table:table-cell office:value-type="string">
            <text:p>R_EQ_12</text:p>
          </table:table-cell>
          <table:table-cell office:value-type="float" office:value="470">
            <text:p>470</text:p>
          </table:table-cell>
          <table:table-cell office:value-type="string">
            <text:p>/eq/</text:p>
          </table:table-cell>
          <table:table-cell office:value-type="string">
            <text:p>C3)</text:p>
          </table:table-cell>
        </table:table-row>
        <table:table-row table:style-name="ro1">
          <table:table-cell office:value-type="string">
            <text:p>R_EQ_13</text:p>
          </table:table-cell>
          <table:table-cell office:value-type="string">
            <text:p>68k</text:p>
          </table:table-cell>
          <table:table-cell office:value-type="string">
            <text:p>/eq/</text:p>
          </table:table-cell>
          <table:table-cell office:value-type="string">
            <text:p>D2)</text:p>
          </table:table-cell>
        </table:table-row>
        <table:table-row table:style-name="ro1">
          <table:table-cell office:value-type="string">
            <text:p>R_EQ_14</text:p>
          </table:table-cell>
          <table:table-cell office:value-type="float" office:value="470">
            <text:p>470</text:p>
          </table:table-cell>
          <table:table-cell office:value-type="string">
            <text:p>/eq/</text:p>
          </table:table-cell>
          <table:table-cell office:value-type="string">
            <text:p>A4)</text:p>
          </table:table-cell>
        </table:table-row>
        <table:table-row table:style-name="ro1">
          <table:table-cell office:value-type="string">
            <text:p>R_EQ_15</text:p>
          </table:table-cell>
          <table:table-cell office:value-type="string">
            <text:p>68k</text:p>
          </table:table-cell>
          <table:table-cell office:value-type="string">
            <text:p>/eq/</text:p>
          </table:table-cell>
          <table:table-cell office:value-type="string">
            <text:p>B3)</text:p>
          </table:table-cell>
        </table:table-row>
        <table:table-row table:style-name="ro1">
          <table:table-cell office:value-type="string">
            <text:p>R_EQ_16</text:p>
          </table:table-cell>
          <table:table-cell office:value-type="float" office:value="470">
            <text:p>470</text:p>
          </table:table-cell>
          <table:table-cell office:value-type="string">
            <text:p>/eq/</text:p>
          </table:table-cell>
          <table:table-cell office:value-type="string">
            <text:p>C4)</text:p>
          </table:table-cell>
        </table:table-row>
        <table:table-row table:style-name="ro1">
          <table:table-cell office:value-type="string">
            <text:p>R_EQ_17</text:p>
          </table:table-cell>
          <table:table-cell office:value-type="string">
            <text:p>68k</text:p>
          </table:table-cell>
          <table:table-cell office:value-type="string">
            <text:p>/eq/</text:p>
          </table:table-cell>
          <table:table-cell office:value-type="string">
            <text:p>D3)</text:p>
          </table:table-cell>
        </table:table-row>
        <table:table-row table:style-name="ro1">
          <table:table-cell office:value-type="string">
            <text:p>R_EQ_18</text:p>
          </table:table-cell>
          <table:table-cell office:value-type="float" office:value="470">
            <text:p>470</text:p>
          </table:table-cell>
          <table:table-cell office:value-type="string">
            <text:p>/eq/</text:p>
          </table:table-cell>
          <table:table-cell office:value-type="string">
            <text:p>A5)</text:p>
          </table:table-cell>
        </table:table-row>
        <table:table-row table:style-name="ro1">
          <table:table-cell office:value-type="string">
            <text:p>R_EQ_19</text:p>
          </table:table-cell>
          <table:table-cell office:value-type="string">
            <text:p>68k</text:p>
          </table:table-cell>
          <table:table-cell office:value-type="string">
            <text:p>/eq/</text:p>
          </table:table-cell>
          <table:table-cell office:value-type="string">
            <text:p>B4)</text:p>
          </table:table-cell>
        </table:table-row>
        <table:table-row table:style-name="ro1">
          <table:table-cell office:value-type="string">
            <text:p>R_EQ_20</text:p>
          </table:table-cell>
          <table:table-cell office:value-type="float" office:value="470">
            <text:p>470</text:p>
          </table:table-cell>
          <table:table-cell office:value-type="string">
            <text:p>/eq/</text:p>
          </table:table-cell>
          <table:table-cell office:value-type="string">
            <text:p>C5)</text:p>
          </table:table-cell>
        </table:table-row>
        <table:table-row table:style-name="ro1">
          <table:table-cell office:value-type="string">
            <text:p>R_EQ_21</text:p>
          </table:table-cell>
          <table:table-cell office:value-type="string">
            <text:p>68k</text:p>
          </table:table-cell>
          <table:table-cell office:value-type="string">
            <text:p>/eq/</text:p>
          </table:table-cell>
          <table:table-cell office:value-type="string">
            <text:p>D4)</text:p>
          </table:table-cell>
        </table:table-row>
        <table:table-row table:style-name="ro1">
          <table:table-cell office:value-type="string">
            <text:p>R_EQ_22</text:p>
          </table:table-cell>
          <table:table-cell office:value-type="float" office:value="470">
            <text:p>470</text:p>
          </table:table-cell>
          <table:table-cell office:value-type="string">
            <text:p>/eq/</text:p>
          </table:table-cell>
          <table:table-cell office:value-type="string">
            <text:p>A6)</text:p>
          </table:table-cell>
        </table:table-row>
        <table:table-row table:style-name="ro1">
          <table:table-cell office:value-type="string">
            <text:p>R_EQ_23</text:p>
          </table:table-cell>
          <table:table-cell office:value-type="string">
            <text:p>68k</text:p>
          </table:table-cell>
          <table:table-cell office:value-type="string">
            <text:p>/eq/</text:p>
          </table:table-cell>
          <table:table-cell office:value-type="string">
            <text:p>B6)</text:p>
          </table:table-cell>
        </table:table-row>
        <table:table-row table:style-name="ro1">
          <table:table-cell office:value-type="string">
            <text:p>R_EQ_24</text:p>
          </table:table-cell>
          <table:table-cell office:value-type="float" office:value="470">
            <text:p>470</text:p>
          </table:table-cell>
          <table:table-cell office:value-type="string">
            <text:p>/eq/</text:p>
          </table:table-cell>
          <table:table-cell office:value-type="string">
            <text:p>C6)</text:p>
          </table:table-cell>
        </table:table-row>
        <table:table-row table:style-name="ro1">
          <table:table-cell office:value-type="string">
            <text:p>R_EQ_25</text:p>
          </table:table-cell>
          <table:table-cell office:value-type="string">
            <text:p>68k</text:p>
          </table:table-cell>
          <table:table-cell office:value-type="string">
            <text:p>/eq/</text:p>
          </table:table-cell>
          <table:table-cell office:value-type="string">
            <text:p>D6)</text:p>
          </table:table-cell>
        </table:table-row>
        <table:table-row table:style-name="ro1">
          <table:table-cell office:value-type="string">
            <text:p>R_EQ_26</text:p>
          </table:table-cell>
          <table:table-cell office:value-type="float" office:value="3300">
            <text:p>3300</text:p>
          </table:table-cell>
          <table:table-cell office:value-type="string">
            <text:p>/eq/</text:p>
          </table:table-cell>
          <table:table-cell office:value-type="string">
            <text:p>E5)</text:p>
          </table:table-cell>
        </table:table-row>
        <table:table-row table:style-name="ro1">
          <table:table-cell office:value-type="string">
            <text:p>R_EQ_27</text:p>
          </table:table-cell>
          <table:table-cell office:value-type="string">
            <text:p>10k</text:p>
          </table:table-cell>
          <table:table-cell office:value-type="string">
            <text:p>/eq/</text:p>
          </table:table-cell>
          <table:table-cell office:value-type="string">
            <text:p>D5)</text:p>
          </table:table-cell>
        </table:table-row>
        <table:table-row table:style-name="ro1">
          <table:table-cell office:value-type="string">
            <text:p>R_EQ_28</text:p>
          </table:table-cell>
          <table:table-cell office:value-type="float" office:value="100">
            <text:p>100</text:p>
          </table:table-cell>
          <table:table-cell office:value-type="string">
            <text:p>/eq/</text:p>
          </table:table-cell>
          <table:table-cell office:value-type="string">
            <text:p>D5)</text:p>
          </table:table-cell>
        </table:table-row>
        <table:table-row table:style-name="ro1">
          <table:table-cell office:value-type="string">
            <text:p>R_EQ_29</text:p>
          </table:table-cell>
          <table:table-cell office:value-type="float" office:value="3300">
            <text:p>3300</text:p>
          </table:table-cell>
          <table:table-cell office:value-type="string">
            <text:p>/eq/</text:p>
          </table:table-cell>
          <table:table-cell/>
        </table:table-row>
        <table:table-row table:style-name="ro1">
          <table:table-cell office:value-type="string">
            <text:p>R_EQ_30</text:p>
          </table:table-cell>
          <table:table-cell office:value-type="string">
            <text:p>470k</text:p>
          </table:table-cell>
          <table:table-cell office:value-type="string">
            <text:p>/eq/</text:p>
          </table:table-cell>
          <table:table-cell office:value-type="string">
            <text:p>D1)</text:p>
          </table:table-cell>
        </table:table-row>
        <table:table-row table:style-name="ro1">
          <table:table-cell office:value-type="string">
            <text:p>RV_LCD_1</text:p>
          </table:table-cell>
          <table:table-cell office:value-type="string">
            <text:p>10k</text:p>
          </table:table-cell>
          <table:table-cell office:value-type="string">
            <text:p>/lcd/</text:p>
          </table:table-cell>
          <table:table-cell office:value-type="string">
            <text:p>A1)</text:p>
          </table:table-cell>
        </table:table-row>
        <table:table-row table:style-name="ro1">
          <table:table-cell office:value-type="string">
            <text:p>U_EQ_1A</text:p>
          </table:table-cell>
          <table:table-cell office:value-type="string">
            <text:p>MCP42XXX</text:p>
          </table:table-cell>
          <table:table-cell office:value-type="string">
            <text:p>/eq/</text:p>
          </table:table-cell>
          <table:table-cell office:value-type="string">
            <text:p>A1)</text:p>
          </table:table-cell>
        </table:table-row>
        <table:table-row table:style-name="ro1">
          <table:table-cell office:value-type="string">
            <text:p>U_EQ_1B</text:p>
          </table:table-cell>
          <table:table-cell office:value-type="string">
            <text:p>MCP42XXX</text:p>
          </table:table-cell>
          <table:table-cell office:value-type="string">
            <text:p>/eq/</text:p>
          </table:table-cell>
          <table:table-cell office:value-type="string">
            <text:p>C1)</text:p>
          </table:table-cell>
        </table:table-row>
        <table:table-row table:style-name="ro1">
          <table:table-cell office:value-type="string">
            <text:p>U_EQ_2A</text:p>
          </table:table-cell>
          <table:table-cell office:value-type="string">
            <text:p>MCP42XXX</text:p>
          </table:table-cell>
          <table:table-cell office:value-type="string">
            <text:p>/eq/</text:p>
          </table:table-cell>
          <table:table-cell office:value-type="string">
            <text:p>A2)</text:p>
          </table:table-cell>
        </table:table-row>
        <table:table-row table:style-name="ro1">
          <table:table-cell office:value-type="string">
            <text:p>U_EQ_2B</text:p>
          </table:table-cell>
          <table:table-cell office:value-type="string">
            <text:p>MCP42XXX</text:p>
          </table:table-cell>
          <table:table-cell office:value-type="string">
            <text:p>/eq/</text:p>
          </table:table-cell>
          <table:table-cell office:value-type="string">
            <text:p>C2)</text:p>
          </table:table-cell>
        </table:table-row>
        <table:table-row table:style-name="ro1">
          <table:table-cell office:value-type="string">
            <text:p>U_EQ_3A</text:p>
          </table:table-cell>
          <table:table-cell office:value-type="string">
            <text:p>MCP42XXX</text:p>
          </table:table-cell>
          <table:table-cell office:value-type="string">
            <text:p>/eq/</text:p>
          </table:table-cell>
          <table:table-cell office:value-type="string">
            <text:p>A3)</text:p>
          </table:table-cell>
        </table:table-row>
        <table:table-row table:style-name="ro1">
          <table:table-cell office:value-type="string">
            <text:p>U_EQ_3B</text:p>
          </table:table-cell>
          <table:table-cell office:value-type="string">
            <text:p>MCP42XXX</text:p>
          </table:table-cell>
          <table:table-cell office:value-type="string">
            <text:p>/eq/</text:p>
          </table:table-cell>
          <table:table-cell office:value-type="string">
            <text:p>C3)</text:p>
          </table:table-cell>
        </table:table-row>
        <table:table-row table:style-name="ro1">
          <table:table-cell office:value-type="string">
            <text:p>U_EQ_4A</text:p>
          </table:table-cell>
          <table:table-cell office:value-type="string">
            <text:p>MCP42XXX</text:p>
          </table:table-cell>
          <table:table-cell office:value-type="string">
            <text:p>/eq/</text:p>
          </table:table-cell>
          <table:table-cell office:value-type="string">
            <text:p>A4)</text:p>
          </table:table-cell>
        </table:table-row>
        <table:table-row table:style-name="ro1">
          <table:table-cell office:value-type="string">
            <text:p>U_EQ_4B</text:p>
          </table:table-cell>
          <table:table-cell office:value-type="string">
            <text:p>MCP42XXX</text:p>
          </table:table-cell>
          <table:table-cell office:value-type="string">
            <text:p>/eq/</text:p>
          </table:table-cell>
          <table:table-cell office:value-type="string">
            <text:p>C4)</text:p>
          </table:table-cell>
        </table:table-row>
        <table:table-row table:style-name="ro1">
          <table:table-cell office:value-type="string">
            <text:p>U_EQ_5A</text:p>
          </table:table-cell>
          <table:table-cell office:value-type="string">
            <text:p>MCP42XXX</text:p>
          </table:table-cell>
          <table:table-cell office:value-type="string">
            <text:p>/eq/</text:p>
          </table:table-cell>
          <table:table-cell office:value-type="string">
            <text:p>A6)</text:p>
          </table:table-cell>
        </table:table-row>
        <table:table-row table:style-name="ro1">
          <table:table-cell office:value-type="string">
            <text:p>U_EQ_5B</text:p>
          </table:table-cell>
          <table:table-cell office:value-type="string">
            <text:p>MCP42XXX</text:p>
          </table:table-cell>
          <table:table-cell office:value-type="string">
            <text:p>/eq/</text:p>
          </table:table-cell>
          <table:table-cell office:value-type="string">
            <text:p>C6)</text:p>
          </table:table-cell>
        </table:table-row>
        <table:table-row table:style-name="ro1">
          <table:table-cell office:value-type="string">
            <text:p>U_EQ_6A</text:p>
          </table:table-cell>
          <table:table-cell office:value-type="string">
            <text:p>MCP42010</text:p>
          </table:table-cell>
          <table:table-cell office:value-type="string">
            <text:p>/eq/</text:p>
          </table:table-cell>
          <table:table-cell office:value-type="string">
            <text:p>E3)</text:p>
          </table:table-cell>
        </table:table-row>
        <table:table-row table:style-name="ro1">
          <table:table-cell office:value-type="string">
            <text:p>U_EQ_6B</text:p>
          </table:table-cell>
          <table:table-cell office:value-type="string">
            <text:p>MCP42010</text:p>
          </table:table-cell>
          <table:table-cell office:value-type="string">
            <text:p>/eq/</text:p>
          </table:table-cell>
          <table:table-cell office:value-type="string">
            <text:p>B7)</text:p>
          </table:table-cell>
        </table:table-row>
        <table:table-row table:style-name="ro1">
          <table:table-cell office:value-type="string">
            <text:p>U_EQ_8A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 office:value-type="string">
            <text:p>B1)</text:p>
          </table:table-cell>
        </table:table-row>
        <table:table-row table:style-name="ro1">
          <table:table-cell office:value-type="string">
            <text:p>U_EQ_8B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 office:value-type="string">
            <text:p>D1)</text:p>
          </table:table-cell>
        </table:table-row>
        <table:table-row table:style-name="ro1">
          <table:table-cell office:value-type="string">
            <text:p>U_EQ_8C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 office:value-type="string">
            <text:p>B3)</text:p>
          </table:table-cell>
        </table:table-row>
        <table:table-row table:style-name="ro1">
          <table:table-cell office:value-type="string">
            <text:p>U_EQ_8D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 office:value-type="string">
            <text:p>D3)</text:p>
          </table:table-cell>
        </table:table-row>
        <table:table-row table:style-name="ro1">
          <table:table-cell office:value-type="string">
            <text:p>U_EQ_9A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 office:value-type="string">
            <text:p>B4)</text:p>
          </table:table-cell>
        </table:table-row>
        <table:table-row table:style-name="ro1">
          <table:table-cell office:value-type="string">
            <text:p>U_EQ_9B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 office:value-type="string">
            <text:p>D4)</text:p>
          </table:table-cell>
        </table:table-row>
        <table:table-row table:style-name="ro1">
          <table:table-cell office:value-type="string">
            <text:p>U_EQ_9C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 office:value-type="string">
            <text:p>B5)</text:p>
          </table:table-cell>
        </table:table-row>
        <table:table-row table:style-name="ro1">
          <table:table-cell office:value-type="string">
            <text:p>U_EQ_9D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 office:value-type="string">
            <text:p>D5)</text:p>
          </table:table-cell>
        </table:table-row>
        <table:table-row table:style-name="ro1">
          <table:table-cell office:value-type="string">
            <text:p>U_EQ_10A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 office:value-type="string">
            <text:p>B6)</text:p>
          </table:table-cell>
        </table:table-row>
        <table:table-row table:style-name="ro1">
          <table:table-cell office:value-type="string">
            <text:p>U_EQ_10B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 office:value-type="string">
            <text:p>D6)</text:p>
          </table:table-cell>
        </table:table-row>
        <table:table-row table:style-name="ro1">
          <table:table-cell office:value-type="string">
            <text:p>U_EQ_10C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 office:value-type="string">
            <text:p>D2)</text:p>
          </table:table-cell>
        </table:table-row>
        <table:table-row table:style-name="ro1">
          <table:table-cell office:value-type="string">
            <text:p>U_EQ_10D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 office:value-type="string">
            <text:p>D5)</text:p>
          </table:table-cell>
        </table:table-row>
        <table:table-row table:style-name="ro1">
          <table:table-cell table:style-name="ce2" office:value-type="string">
            <text:p>U_EQ_11</text:p>
          </table:table-cell>
          <table:table-cell table:style-name="ce2" office:value-type="string">
            <text:p>TL071</text:p>
          </table:table-cell>
          <table:table-cell table:style-name="ce2" office:value-type="string">
            <text:p>/eq/</text:p>
          </table:table-cell>
          <table:table-cell table:style-name="ce2" office:value-type="string">
            <text:p>D1)</text:p>
          </table:table-cell>
        </table:table-row>
        <table:table-row table:style-name="ro1">
          <table:table-cell office:value-type="string">
            <text:p>U_PW_1</text:p>
          </table:table-cell>
          <table:table-cell office:value-type="string">
            <text:p>MAX1044</text:p>
          </table:table-cell>
          <table:table-cell office:value-type="string">
            <text:p>/eq_alim/</text:p>
          </table:table-cell>
          <table:table-cell office:value-type="string">
            <text:p>A2)</text:p>
          </table:table-cell>
        </table:table-row>
        <table:table-row table:style-name="ro1">
          <table:table-cell office:value-type="string">
            <text:p>U_PW_2</text:p>
          </table:table-cell>
          <table:table-cell office:value-type="string">
            <text:p>LM7805</text:p>
          </table:table-cell>
          <table:table-cell office:value-type="string">
            <text:p>/eq_alim/</text:p>
          </table:table-cell>
          <table:table-cell office:value-type="string">
            <text:p>A3)</text:p>
          </table:table-cell>
        </table:table-row>
        <table:table-row table:style-name="ro1">
          <table:table-cell office:value-type="string">
            <text:p>W_EQ_1</text:p>
          </table:table-cell>
          <table:table-cell office:value-type="string">
            <text:p>TEST</text:p>
          </table:table-cell>
          <table:table-cell office:value-type="string">
            <text:p>/eq/</text:p>
          </table:table-cell>
          <table:table-cell office:value-type="string">
            <text:p>D2)</text:p>
          </table:table-cell>
        </table:table-row>
        <table:table-row table:style-name="ro1">
          <table:table-cell office:value-type="string">
            <text:p>W_EQ_3</text:p>
          </table:table-cell>
          <table:table-cell office:value-type="string">
            <text:p>TEST</text:p>
          </table:table-cell>
          <table:table-cell office:value-type="string">
            <text:p>/eq/</text:p>
          </table:table-cell>
          <table:table-cell office:value-type="string">
            <text:p>E4)</text:p>
          </table:table-cell>
        </table:table-row>
        <table:table-row table:style-name="ro1">
          <table:table-cell office:value-type="string">
            <text:p>W_EQ_4</text:p>
          </table:table-cell>
          <table:table-cell office:value-type="string">
            <text:p>TEST</text:p>
          </table:table-cell>
          <table:table-cell office:value-type="string">
            <text:p>/eq/</text:p>
          </table:table-cell>
          <table:table-cell office:value-type="string">
            <text:p>D6)</text:p>
          </table:table-cell>
        </table:table-row>
        <table:table-row table:style-name="ro1">
          <table:table-cell office:value-type="string">
            <text:p>W_PW_M9</text:p>
          </table:table-cell>
          <table:table-cell office:value-type="string">
            <text:p>TEST</text:p>
          </table:table-cell>
          <table:table-cell office:value-type="string">
            <text:p>/eq_alim/</text:p>
          </table:table-cell>
          <table:table-cell office:value-type="string">
            <text:p>A2)</text:p>
          </table:table-cell>
        </table:table-row>
        <table:table-row table:style-name="ro1">
          <table:table-cell office:value-type="string">
            <text:p>W_PW_P5</text:p>
          </table:table-cell>
          <table:table-cell office:value-type="string">
            <text:p>TEST</text:p>
          </table:table-cell>
          <table:table-cell office:value-type="string">
            <text:p>/eq_alim/</text:p>
          </table:table-cell>
          <table:table-cell office:value-type="string">
            <text:p>A4)</text:p>
          </table:table-cell>
        </table:table-row>
        <table:table-row table:style-name="ro1">
          <table:table-cell office:value-type="string">
            <text:p>W_PW_P9</text:p>
          </table:table-cell>
          <table:table-cell office:value-type="string">
            <text:p>TEST</text:p>
          </table:table-cell>
          <table:table-cell office:value-type="string">
            <text:p>/eq_alim/</text:p>
          </table:table-cell>
          <table:table-cell office:value-type="string">
            <text:p>A3)</text:p>
          </table:table-cell>
        </table:table-row>
      </table:table>
      <table:table table:name="BOM PCB group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sheet path</text:p>
          </table:table-cell>
          <table:table-cell table:style-name="ce1" office:value-type="string">
            <text:p>Details</text:p>
          </table:table-cell>
          <table:table-cell table:style-name="ce1" office:value-type="string">
            <text:p>Number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uF</text:p>
          </table:table-cell>
          <table:table-cell office:value-type="string">
            <text:p>/eq/</text:p>
          </table:table-cell>
          <table:table-cell office:value-type="string">
            <text:p>MKT St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20pF</text:p>
          </table:table-cell>
          <table:table-cell office:value-type="string">
            <text:p>/eq/</text:p>
          </table:table-cell>
          <table:table-cell office:value-type="string">
            <text:p>Panasonic ECQ-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3.3uF</text:p>
          </table:table-cell>
          <table:table-cell office:value-type="string">
            <text:p>/eq/</text:p>
          </table:table-cell>
          <table:table-cell table:style-name="ce3" office:value-type="string">
            <text:p>Panasonic FC 100V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0uF</text:p>
          </table:table-cell>
          <table:table-cell office:value-type="string">
            <text:p>/eq/</text:p>
          </table:table-cell>
          <table:table-cell table:style-name="ce3" office:value-type="string">
            <text:p>Panasonic FC 100V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00uF</text:p>
          </table:table-cell>
          <table:table-cell office:value-type="string">
            <text:p>/eq_alim/</text:p>
          </table:table-cell>
          <table:table-cell office:value-type="string">
            <text:p>Panasonic FC 63V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680nF</text:p>
          </table:table-cell>
          <table:table-cell office:value-type="string">
            <text:p>/eq/</text:p>
          </table:table-cell>
          <table:table-cell office:value-type="string">
            <text:p>Panasonic SM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5pF</text:p>
          </table:table-cell>
          <table:table-cell office:value-type="string">
            <text:p>/eq/</text:p>
          </table:table-cell>
          <table:table-cell office:value-type="string">
            <text:p>Silver Mica St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820pF</text:p>
          </table:table-cell>
          <table:table-cell office:value-type="string">
            <text:p>/eq/</text:p>
          </table:table-cell>
          <table:table-cell office:value-type="string">
            <text:p>Silver Mica St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68pF</text:p>
          </table:table-cell>
          <table:table-cell office:value-type="string">
            <text:p>/eq/</text:p>
          </table:table-cell>
          <table:table-cell office:value-type="string">
            <text:p>WIMA FKP2 St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220pF</text:p>
          </table:table-cell>
          <table:table-cell office:value-type="string">
            <text:p>/eq/</text:p>
          </table:table-cell>
          <table:table-cell office:value-type="string">
            <text:p>WIMA FKP2 St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470pF</text:p>
          </table:table-cell>
          <table:table-cell office:value-type="string">
            <text:p>/eq/</text:p>
          </table:table-cell>
          <table:table-cell office:value-type="string">
            <text:p>WIMA FKP2 St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680pF</text:p>
          </table:table-cell>
          <table:table-cell office:value-type="string">
            <text:p>/eq/</text:p>
          </table:table-cell>
          <table:table-cell office:value-type="string">
            <text:p>WIMA FKP2 St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.8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3.3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4.7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6.8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0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5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22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47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68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220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330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470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ode</text:p>
          </table:table-cell>
          <table:table-cell office:value-type="string">
            <text:p>DIODE</text:p>
          </table:table-cell>
          <table:table-cell office:value-type="string">
            <text:p>/pic/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L mâle</text:p>
          </table:table-cell>
          <table:table-cell office:value-type="string">
            <text:p>2 pins</text:p>
          </table:table-cell>
          <table:table-cell office:value-type="string">
            <text:p>/eq/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IL mâle</text:p>
          </table:table-cell>
          <table:table-cell office:value-type="string">
            <text:p>3 pins</text:p>
          </table:table-cell>
          <table:table-cell office:value-type="string">
            <text:p>/lcd/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L mâle</text:p>
          </table:table-cell>
          <table:table-cell office:value-type="string">
            <text:p>4 pins</text:p>
          </table:table-cell>
          <table:table-cell office:value-type="string">
            <text:p>/pic/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L mâle</text:p>
          </table:table-cell>
          <table:table-cell office:value-type="string">
            <text:p>5 pins</text:p>
          </table:table-cell>
          <table:table-cell office:value-type="string">
            <text:p>/encoder/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L mâle</text:p>
          </table:table-cell>
          <table:table-cell office:value-type="string">
            <text:p>6 pins</text:p>
          </table:table-cell>
          <table:table-cell office:value-type="string">
            <text:p>/pic/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L mâle</text:p>
          </table:table-cell>
          <table:table-cell office:value-type="string">
            <text:p>9 pins</text:p>
          </table:table-cell>
          <table:table-cell office:value-type="string">
            <text:p>/lcd/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umper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C16F886</text:p>
          </table:table-cell>
          <table:table-cell/>
          <table:table-cell office:value-type="string">
            <text:p>/pic/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100">
            <text:p>100</text:p>
          </table:table-cell>
          <table:table-cell office:value-type="string">
            <text:p>/eq/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150">
            <text:p>150</text:p>
          </table:table-cell>
          <table:table-cell office:value-type="string">
            <text:p>/eq/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470">
            <text:p>470</text:p>
          </table:table-cell>
          <table:table-cell office:value-type="string">
            <text:p>/eq/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3300">
            <text:p>3300</text:p>
          </table:table-cell>
          <table:table-cell office:value-type="string">
            <text:p>/eq/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1.2k</text:p>
          </table:table-cell>
          <table:table-cell office:value-type="string">
            <text:p>/eq/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10k</text:p>
          </table:table-cell>
          <table:table-cell office:value-type="string">
            <text:p>/encoder/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68k</text:p>
          </table:table-cell>
          <table:table-cell office:value-type="string">
            <text:p>/eq/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100k</text:p>
          </table:table-cell>
          <table:table-cell office:value-type="string">
            <text:p>/eq/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470k</text:p>
          </table:table-cell>
          <table:table-cell office:value-type="string">
            <text:p>/eq/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L femelle </text:p>
          </table:table-cell>
          <table:table-cell office:value-type="string">
            <text:p>32 pins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ocket IC</text:p>
          </table:table-cell>
          <table:table-cell office:value-type="string">
            <text:p>14 pins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umPot</text:p>
          </table:table-cell>
          <table:table-cell office:value-type="string">
            <text:p>MCP42010</text:p>
          </table:table-cell>
          <table:table-cell office:value-type="string">
            <text:p>/eq/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OPx4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string">
            <text:p>MAX1044</text:p>
          </table:table-cell>
          <table:table-cell office:value-type="string">
            <text:p>/eq_alim/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M78</text:p>
          </table:table-cell>
          <table:table-cell office:value-type="string">
            <text:p>LM7805</text:p>
          </table:table-cell>
          <table:table-cell office:value-type="string">
            <text:p>/eq_alim/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OPx1</text:p>
          </table:table-cell>
          <table:table-cell table:style-name="ce2" office:value-type="string">
            <text:p>TL071</text:p>
          </table:table-cell>
          <table:table-cell table:style-name="ce2" office:value-type="string">
            <text:p>/eq/</text:p>
          </table:table-cell>
          <table:table-cell table:style-name="ce2"/>
          <table:table-cell office:value-type="float" office:value="1">
            <text:p>1</text:p>
          </table:table-cell>
        </table:table-row>
      </table:table>
      <table:database-ranges>
        <table:database-range table:name="groupe" table:target-range-address="'BOM PCB group'.A1:'BOM PCB group'.E50" table:display-filter-buttons="true"/>
        <table:database-range table:name="raw" table:target-range-address="'BOM PCB raw'.A1:'BOM PCB raw'.D130"/>
        <table:database-range table:target-range-address="'BOM PCB raw'.A1:'BOM PCB raw'.D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2">02/11/2010</text:date>, <text:time>20:3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02T20:32:44</dc:date>
    <meta:generator>OpenOffice.org/3.2$Unix OpenOffice.org_project/320m19$Build-9505</meta:generator>
    <meta:editing-duration>PT15H20M03S</meta:editing-duration>
    <meta:editing-cycles>70</meta:editing-cycles>
    <meta:document-statistic meta:table-count="3" meta:cell-count="763" meta:object-count="0"/>
  </office:meta>
</office:document-meta>
</file>